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1983E760382A63FE655.png" manifest:media-type="image/png"/>
  <manifest:file-entry manifest:full-path="Pictures/10000000000004B20000023AC6346F9EEBBDDD49.png" manifest:media-type="image/png"/>
  <manifest:file-entry manifest:full-path="Pictures/10000000000004B200000207DF35AB21D64A59CB.png" manifest:media-type="image/png"/>
  <manifest:file-entry manifest:full-path="Pictures/10000000000004B20000027CD3C9F5CE21C69ECA.png" manifest:media-type="image/png"/>
  <manifest:file-entry manifest:full-path="Pictures/10000000000004B20000026F2188EC671A685E89.png" manifest:media-type="image/png"/>
  <manifest:file-entry manifest:full-path="Pictures/10000000000004B2000003953D66C27015887A63.png" manifest:media-type="image/png"/>
  <manifest:file-entry manifest:full-path="Pictures/10000000000004B200000395B015995E03B5A8F4.png" manifest:media-type="image/png"/>
  <manifest:file-entry manifest:full-path="Pictures/10000000000004B20000042CCFB5BEEF1B632CE6.png" manifest:media-type="image/png"/>
  <manifest:file-entry manifest:full-path="Pictures/10000000000004B200000255833DE81506FF88AA.png" manifest:media-type="image/png"/>
  <manifest:file-entry manifest:full-path="Pictures/10000000000004B2000001FCB64AE04418165E43.png" manifest:media-type="image/png"/>
  <manifest:file-entry manifest:full-path="Pictures/10000000000004B2000002EB2D499FCA80450DDA.png" manifest:media-type="image/png"/>
  <manifest:file-entry manifest:full-path="Pictures/10000000000004B200000256007D381D3D98507D.png" manifest:media-type="image/png"/>
  <manifest:file-entry manifest:full-path="Pictures/10000000000004B2000002CE1308F556D9262EBB.png" manifest:media-type="image/png"/>
  <manifest:file-entry manifest:full-path="Pictures/10000000000003AB0000016873000D567603211C.png" manifest:media-type="image/png"/>
  <manifest:file-entry manifest:full-path="Pictures/10000000000004B20000021BE563AA1C5B85353A.png" manifest:media-type="image/png"/>
  <manifest:file-entry manifest:full-path="Pictures/10000000000004B20000025636A60C0263A9B59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1.783cm" fo:min-width="5.81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037cm" fo:min-width="5.81cm" fo:wrap-option="no-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152cm, 5.895cm, 0.763cm, 0.126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94cm, 5.843cm, 0.89cm, 0.178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52cm, 5.895cm, 0.926cm, 0.253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46cm, 5.895cm, 0.763cm, 0.253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206cm, 5.895cm, 0.995cm, 0.253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79cm, 5.895cm, 0.889cm, 0.126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5.795cm" svg:x="1.27cm" svg:y="3.302cm">
          <draw:image xlink:href="Pictures/10000000000004B200000255833DE81506FF88AA.png" xlink:type="simple" xlink:show="embed" xlink:actuate="onLoad">
            <text:p/>
          </draw:image>
        </draw:frame>
        <draw:custom-shape draw:style-name="gr2" draw:text-style-name="P3" draw:layer="layout" svg:width="6.309cm" svg:height="2.032cm" svg:x="18.669cm" svg:y="2.794cm">
          <text:p text:style-name="P2">Entities Section</text:p>
          <draw:enhanced-geometry svg:viewBox="0 0 21600 21600" draw:glue-points="10800 0 0 10800 10800 21600 21600 10800 ?f40 ?f41" draw:text-areas="0 0 21600 21600" draw:type="rectangular-callout" draw:modifiers="-8277.14738510301 47120.5115592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6.309cm" svg:height="2.286cm" svg:x="10.836cm" svg:y="13.97cm">
          <text:p text:style-name="P2">No Entities</text:p>
          <text:p text:style-name="P2">Defined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834.9920760697 -17756.01224311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6.309cm" svg:height="2.286cm" svg:x="19.685cm" svg:y="15.513cm">
          <text:p text:style-name="P2">Import Entity</text:p>
          <text:p text:style-name="P2">From CSV File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993.0903328051 -491.1237428946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1" draw:text-style-name="P1" draw:layer="layout" svg:width="31.802cm" svg:height="28.257cm" svg:x="2.615cm" svg:y="2.35cm">
          <draw:image xlink:href="Pictures/10000000000004B20000042CCFB5BEEF1B632CE6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31.802cm" svg:height="15.821cm" svg:x="1.27cm" svg:y="1.143cm">
          <draw:image xlink:href="Pictures/10000000000004B200000256007D381D3D98507D.png" xlink:type="simple" xlink:show="embed" xlink:actuate="onLoad">
            <text:p/>
          </draw:image>
        </draw:frame>
        <draw:frame draw:style-name="gr4" draw:text-style-name="P1" draw:layer="layout" svg:width="25.78cm" svg:height="13.08cm" svg:x="1.397cm" svg:y="19.432cm">
          <draw:image xlink:href="Pictures/10000000000004B2000002CE1308F556D9262EBB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24.843cm" svg:height="9.524cm" svg:x="2.081cm" svg:y="1.651cm">
          <draw:image xlink:href="Pictures/10000000000003AB0000016873000D567603211C.png" xlink:type="simple" xlink:show="embed" xlink:actuate="onLoad">
            <text:p/>
          </draw:image>
        </draw:frame>
        <draw:frame draw:style-name="gr1" draw:text-style-name="P1" draw:layer="layout" svg:width="31.802cm" svg:height="15.821cm" svg:x="1.651cm" svg:y="13.589cm">
          <draw:image xlink:href="Pictures/10000000000004B20000025636A60C0263A9B599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31.802cm" svg:height="24.261cm" svg:x="1.472cm" svg:y="2.409cm">
          <draw:image xlink:href="Pictures/10000000000004B200000395B015995E03B5A8F4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1" draw:layer="layout" svg:width="31.802cm" svg:height="24.261cm" svg:x="1.905cm" svg:y="1.905cm">
          <draw:image xlink:href="Pictures/10000000000004B2000003953D66C27015887A63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" draw:text-style-name="P1" draw:layer="layout" svg:width="31.802cm" svg:height="19.763cm" svg:x="2.032cm" svg:y="2.286cm">
          <draw:image xlink:href="Pictures/10000000000004B2000002EB2D499FCA80450DDA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31.802cm" svg:height="16.483cm" svg:x="2.286cm" svg:y="3.075cm">
          <draw:image xlink:href="Pictures/10000000000004B20000026F2188EC671A685E89.png" xlink:type="simple" xlink:show="embed" xlink:actuate="onLoad">
            <text:p/>
          </draw:image>
        </draw:frame>
        <draw:frame draw:style-name="gr1" draw:text-style-name="P1" draw:layer="layout" svg:width="31.802cm" svg:height="16.827cm" svg:x="2.234cm" svg:y="20.384cm">
          <draw:image xlink:href="Pictures/10000000000004B20000027CD3C9F5CE21C69ECA.png" xlink:type="simple" xlink:show="embed" xlink:actuate="onLoad">
            <text:p/>
          </draw:image>
        </draw:frame>
      </draw:page>
      <draw:page draw:name="page9" draw:style-name="dp1" draw:master-page-name="Default">
        <draw:frame draw:style-name="gr5" draw:text-style-name="P1" draw:layer="layout" svg:width="25.78cm" svg:height="7.746cm" svg:x="1.016cm" svg:y="1.397cm">
          <draw:image xlink:href="Pictures/10000000000004B200000207DF35AB21D64A59CB.png" xlink:type="simple" xlink:show="embed" xlink:actuate="onLoad">
            <text:p/>
          </draw:image>
        </draw:frame>
        <draw:frame draw:style-name="gr6" draw:text-style-name="P1" draw:layer="layout" svg:width="25.653cm" svg:height="8.381cm" svg:x="1.271cm" svg:y="10.669cm">
          <draw:image xlink:href="Pictures/10000000000004B20000021BE563AA1C5B85353A.png" xlink:type="simple" xlink:show="embed" xlink:actuate="onLoad">
            <text:p/>
          </draw:image>
        </draw:frame>
        <draw:frame draw:style-name="gr7" draw:text-style-name="P1" draw:layer="layout" svg:width="25.653cm" svg:height="9.27cm" svg:x="1.398cm" svg:y="19.813cm">
          <draw:image xlink:href="Pictures/10000000000004B20000023AC6346F9EEBBDDD49.png" xlink:type="simple" xlink:show="embed" xlink:actuate="onLoad">
            <text:p/>
          </draw:image>
        </draw:frame>
      </draw:page>
      <draw:page draw:name="page10" draw:style-name="dp1" draw:master-page-name="Default">
        <draw:frame draw:style-name="gr8" draw:text-style-name="P1" draw:layer="layout" svg:width="25.653cm" svg:height="7.238cm" svg:x="1.398cm" svg:y="1.906cm">
          <draw:image xlink:href="Pictures/10000000000004B2000001FCB64AE04418165E43.png" xlink:type="simple" xlink:show="embed" xlink:actuate="onLoad">
            <text:p/>
          </draw:image>
        </draw:frame>
        <draw:frame draw:style-name="gr9" draw:text-style-name="P1" draw:layer="layout" svg:width="25.78cm" svg:height="4.825cm" svg:x="1.398cm" svg:y="10.414cm">
          <draw:image xlink:href="Pictures/10000000000004B2000001983E760382A63FE65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1-11T18:20:00.296482027</dc:date>
    <meta:editing-duration>P1DT4H25M17S</meta:editing-duration>
    <meta:editing-cycles>68</meta:editing-cycles>
    <meta:generator>LibreOffice/6.0.7.3$Linux_X86_64 LibreOffice_project/00m0$Build-3</meta:generator>
    <meta:document-statistic meta:object-count="19"/>
  </office:meta>
</office:document-meta>
</file>